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HANDLER</text:p>
      <text:p text:style-name="P2"><text:span text:style-name="T1"/></text:p>
      <text:p text:style-name="P2"><text:span text:style-name="T1">Récuperer les données :</text:span></text:p>
      <text:p text:style-name="P2"><text:span text:style-name="T1">getdata() :</text:span></text:p>
      <text:p text:style-name="P2"><text:span text:style-name="T1">pandas as pd</text:span></text:p>
      <text:p text:style-name="P2"><text:span text:style-name="T1">pd.read_csv(« urldudata »)</text:span></text:p>
      <text:p text:style-name="P2"><text:span text:style-name="T1"/></text:p>
      <text:p text:style-name="P2"><text:span text:style-name="T1">Grouper les données :</text:span></text:p>
      <text:p text:style-name="P2"><text:span text:style-name="T1">groupdata() :</text:span></text:p>
      <text:p text:style-name="P2"><text:span text:style-name="T1">groupby id récupérer le local_price et faire la moyenne</text:span></text:p>
      <text:p text:style-name="P2"><text:span text:style-name="T1">merge cette moyenne récuperer sur le dataset avec les colonnes qui nous servirons de features</text:span></text:p>
      <text:p text:style-name="P2"><text:span text:style-name="T1"/></text:p>
      <text:p text:style-name="P2"><text:span text:style-name="T1">get&amp;groupdata()</text:span></text:p>
      <text:p text:style-name="P2"><text:span text:style-name="T1">fusionner les deux méthodes en une</text:span></text:p>
      <text:p text:style-name="P2"><text:span text:style-name="T1"/></text:p>
      <text:p text:style-name="P2"><text:span text:style-name="T1"/></text:p>
      <text:p text:style-name="P1">DATA RECIPE</text:p>
      <text:p text:style-name="Standard">Définir nos features :</text:p>
      <text:p text:style-name="Standard"/>
      <text:p text:style-name="Standard">dropnapercent :</text:p>
      <text:p text:style-name="Standard">méthode qui drop la colonne en fonction du nombre de pour cent de drop dans la colonne (l'utilisateur met lui même le seuil de pourcentage)</text:p>
      <text:p text:style-name="Standard"/>
      <text:p text:style-name="Standard">dropuselessfeatures :</text:p>
      <text:p text:style-name="Standard">suppression des colonnes inutiles</text:p>
      <text:p text:style-name="Standard"/>
      <text:p text:style-name="Standard">dropduplicate :</text:p>
      <text:p text:style-name="Standard">supprimer les doublons</text:p>
      <text:p text:style-name="Standard"/>
      <text:p text:style-name="Standard">separatevariabletype</text:p>
      <text:p text:style-name="Standard"/>
      <text:p text:style-name="Standard">dealdatetime</text:p>
      <text:p text:style-name="Standard"/>
      <text:p text:style-name="Standard">getallmethods</text:p>
      <text:p text:style-name="Standard"/>
      <text:p text:style-name="Standard">features(X,y) :</text:p>
      <text:p text:style-name="Standard">X[[les features]]</text:p>
      <text:p text:style-name="Standard">y[la cible]</text:p>
      <text:p text:style-name="Standard"/>
      <text:p text:style-name="Standard">Méthode split pour entraîner notre algo</text:p>
      <text:p text:style-name="Standard"/>
      <text:p text:style-name="Standard">features&amp;split() :</text:p>
      <text:p text:style-name="Standard">fusion des deux méthodes</text:p>
      <text:p text:style-name="Standard"/>
      <text:p text:style-name="P1">DATA EXTRACTOR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in Gauthier</meta:initial-creator>
    <meta:creation-date>2020-12-09T14:07:41.83</meta:creation-date>
    <meta:document-statistic meta:table-count="0" meta:image-count="0" meta:object-count="0" meta:page-count="1" meta:paragraph-count="29" meta:word-count="118" meta:character-count="776"/>
    <dc:date>2020-12-09T17:04:55</dc:date>
    <dc:creator>Romain Gauthier</dc:creator>
    <meta:editing-duration>PT24M18S</meta:editing-duration>
    <meta:editing-cycles>1</meta:editing-cycles>
    <meta:generator>OpenOffice/4.1.4$Win32 OpenOffice.org_project/414m5$Build-9788</meta:generator>
  </office:meta>
</office:document-meta>
</file>